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Cantarell" officeooo:rsid="001686d1" officeooo:paragraph-rsid="001686d1" style:font-name-complex="Cantarell"/>
    </style:style>
    <style:style style:name="P2" style:family="paragraph" style:parent-style-name="Heading_20_2">
      <style:text-properties style:font-name="Cantarell" style:font-name-complex="Cantarell"/>
    </style:style>
    <style:style style:name="P3" style:family="paragraph" style:parent-style-name="Heading_20_2">
      <style:paragraph-properties fo:text-align="end" style:justify-single-word="false" style:writing-mode="rl-tb"/>
      <style:text-properties style:font-name="Cantarell" style:font-name-complex="Cantarell"/>
    </style:style>
    <style:style style:name="P4" style:family="paragraph" style:parent-style-name="Heading_20_2">
      <style:paragraph-properties fo:text-align="end" style:justify-single-word="false" style:writing-mode="rl-tb"/>
      <style:text-properties style:font-name="Cantarell" officeooo:paragraph-rsid="001ba0c4" style:font-name-complex="Cantarell"/>
    </style:style>
    <style:style style:name="P5" style:family="paragraph" style:parent-style-name="Text_20_body">
      <style:paragraph-properties fo:text-align="end" style:justify-single-word="false" style:writing-mode="rl-tb"/>
      <style:text-properties style:font-name="Cantarell" officeooo:rsid="001f5ff5" officeooo:paragraph-rsid="001f5ff5" style:font-name-complex="Cantarell"/>
    </style:style>
    <style:style style:name="P6" style:family="paragraph" style:parent-style-name="Text_20_body">
      <style:paragraph-properties fo:text-align="end" style:justify-single-word="false" style:writing-mode="rl-tb"/>
      <style:text-properties style:font-name="Cantarell" officeooo:rsid="0028b145" officeooo:paragraph-rsid="0028b145" style:font-name-complex="Cantarell"/>
    </style:style>
    <style:style style:name="P7" style:family="paragraph" style:parent-style-name="Text_20_body">
      <style:paragraph-properties fo:text-align="end" style:justify-single-word="false" style:writing-mode="rl-tb"/>
      <style:text-properties style:font-name="Cantarell" officeooo:rsid="002b561e" officeooo:paragraph-rsid="002b561e" style:font-name-complex="Cantarell"/>
    </style:style>
    <style:style style:name="P8" style:family="paragraph" style:parent-style-name="Text_20_body">
      <style:paragraph-properties fo:text-align="end" style:justify-single-word="false" style:writing-mode="rl-tb"/>
      <style:text-properties style:font-name="Cantarell" fo:font-weight="bold" officeooo:rsid="002030ee" officeooo:paragraph-rsid="002030ee" style:font-weight-asian="bold" style:font-name-complex="Cantarell" style:font-weight-complex="bold"/>
    </style:style>
    <style:style style:name="P9" style:family="paragraph" style:parent-style-name="Text_20_body">
      <style:paragraph-properties fo:text-align="end" style:justify-single-word="false" style:writing-mode="rl-tb"/>
      <style:text-properties style:font-name="Cantarell" fo:font-weight="normal" officeooo:rsid="0025368c" officeooo:paragraph-rsid="0025368c" style:font-weight-asian="normal" style:font-name-complex="Cantarell" style:font-weight-complex="normal"/>
    </style:style>
    <style:style style:name="P10" style:family="paragraph" style:parent-style-name="Text_20_body">
      <style:text-properties style:font-name="Cantarell" officeooo:rsid="002d9b65" officeooo:paragraph-rsid="002d9b65" style:font-name-complex="Cantarell"/>
    </style:style>
    <style:style style:name="T1" style:family="text">
      <style:text-properties officeooo:rsid="00175c3a"/>
    </style:style>
    <style:style style:name="T2" style:family="text">
      <style:text-properties style:font-name="Liberation Sans" fo:font-size="18.2000007629395pt" fo:font-weight="bold" officeooo:rsid="00194e92" style:font-name-asian="Source Han Sans CN" style:font-size-asian="18.2000007629395pt" style:font-weight-asian="bold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308b62" style:font-name-asian="Source Han Sans CN" style:font-size-asian="18.2000007629395pt" style:font-weight-asian="bold" style:font-size-complex="18.2000007629395pt" style:font-weight-complex="bold"/>
    </style:style>
    <style:style style:name="T4" style:family="text">
      <style:text-properties officeooo:rsid="001ba0c4"/>
    </style:style>
    <style:style style:name="T5" style:family="text">
      <style:text-properties officeooo:rsid="001f5ff5"/>
    </style:style>
    <style:style style:name="T6" style:family="text">
      <style:text-properties officeooo:rsid="001f6d3a"/>
    </style:style>
    <style:style style:name="T7" style:family="text">
      <style:text-properties officeooo:rsid="00239496"/>
    </style:style>
    <style:style style:name="T8" style:family="text">
      <style:text-properties officeooo:rsid="0028b145"/>
    </style:style>
    <style:style style:name="T9" style:family="text">
      <style:text-properties officeooo:rsid="002b561e"/>
    </style:style>
    <style:style style:name="T10" style:family="text">
      <style:text-properties officeooo:rsid="002c5498"/>
    </style:style>
    <style:style style:name="T11" style:family="text">
      <style:text-properties officeooo:rsid="002d9b65"/>
    </style:style>
    <style:style style:name="T12" style:family="text">
      <style:text-properties officeooo:rsid="002dc320"/>
    </style:style>
    <style:style style:name="T13" style:family="text">
      <style:text-properties officeooo:rsid="002f545b"/>
    </style:style>
    <style:style style:name="T14" style:family="text">
      <style:text-properties officeooo:rsid="00308b62"/>
    </style:style>
    <style:style style:name="T15" style:family="text">
      <style:text-properties fo:font-size="18.2000007629395pt" fo:font-weight="bold" officeooo:rsid="00194e92" style:font-name-asian="Source Han Sans CN" style:font-size-asian="18.2000007629395pt" style:font-weight-asian="bold" style:font-size-complex="18.2000007629395pt" style:font-weight-complex="bold"/>
    </style:style>
    <style:style style:name="T16" style:family="text">
      <style:text-properties fo:font-size="18.2000007629395pt" fo:font-weight="bold" officeooo:rsid="00308b62" style:font-name-asian="Source Han Sans CN" style:font-size-asian="18.2000007629395pt" style:font-weight-asian="bold" style:font-size-complex="18.200000762939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راهنمای-<text:span text:style-name="T15">پنل</text:span>-<text:span text:style-name="T1">مدیریتی-</text:span><text:span text:style-name="T16">توسعه-دهنده</text:span></text:h>
      <text:h text:style-name="P3" text:outline-level="2">Payment<text:span text:style-name="T5">(پرداختی‌ها)</text:span></text:h>
      <text:p text:style-name="P5">تمام اعضای وبسایت پس‌از خرید محصول مورد نظر می‌توانند به این بخش وارد شده و محصول خود را دانلود کنند <text:span text:style-name="T6">محصولات غیر رایگان تنها متعلق به یک نفر خواهند بود و پس از خرید محصول مورد نظر آن محصول بلافاصله از وبسایت غیرقابل دسترس خواهد شد.</text:span></text:p>
      <text:p text:style-name="P8">فایل محصول خریداری شده,<text:span text:style-name="T7">پس از </text:span>زمان مشخصی(در قوانین ذکر شده) ازسایت حذف خواهد شد.</text:p>
      <text:p text:style-name="P9"/>
      <text:h text:style-name="P3" text:outline-level="2">Ticket<text:span text:style-name="T8">(تیکت)</text:span></text:h>
      <text:p text:style-name="P6">کابران به طور پیشفرض قادر به ارسال دو نوع تیکت هستند</text:p>
      <text:p text:style-name="P6">۱. تیکت تنها قابل مشاهده برای تیم پشتیبانی</text:p>
      <text:p text:style-name="P6">۲.قابل مشاهده برای همه</text:p>
      <text:h text:style-name="P4" text:outline-level="2"><text:span text:style-name="T4">Comment</text:span><text:span text:style-name="T9">(نظردهی)</text:span></text:h>
      <text:p text:style-name="P7">کاربران به طور پیش‌فر<text:span text:style-name="T10">ض قادر به ارسال نظر برای مقاله ها و محصولات می‌باشند</text:span></text:p>
      <text:h text:style-name="P2" text:outline-level="2">WebSetting<text:span text:style-name="T11">(تنظیمات-سایت)</text:span></text:h>
      <text:p text:style-name="P10">تنظیمات کلی وبسایت در این قسمت قادر به تغییر می‌باشد <text:span text:style-name="T12">مانند تعیین لوگو,عنوان وبسایت,درصد پرداخت به فروشنده </text:span><text:span text:style-name="T13">و غیره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1T22:17:30.303728286</meta:creation-date>
    <meta:generator>LibreOffice/7.1.4.2$Linux_X86_64 LibreOffice_project/10$Build-2</meta:generator>
    <dc:date>2021-08-01T00:53:48.756697977</dc:date>
    <meta:editing-duration>PT2H19M55S</meta:editing-duration>
    <meta:editing-cycles>26</meta:editing-cycles>
    <meta:document-statistic meta:table-count="0" meta:image-count="0" meta:object-count="0" meta:page-count="1" meta:paragraph-count="12" meta:word-count="121" meta:character-count="706" meta:non-whitespace-character-count="597"/>
  </office:meta>
</office:document-meta>
</file>